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lEngine.call( Object obj , String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lEngine.initialize( BSFManager mgr , String lang , Vector declaredBea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clEngine.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lEngine.un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lEngine.eval( String source , int lineNo , int columnNo , Object oscrip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